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office:automatic-styles>
  <office:body>
    <office:text text:use-soft-page-breaks="true">
      <text:p text:style-name="P1">Junction user test 2019-09-27</text:p>
      <text:p text:style-name="Normal">User: Thomas</text:p>
      <text:p text:style-name="Normal"/>
      <text:list text:style-name="LFO1" text:continue-numbering="true">
        <text:list-item>
          <text:p text:style-name="P2">Go to<text:s/><text:a xlink:href="https://luteberget.github.io/junction" office:target-frame-name="_top" xlink:show="replace"><text:span text:style-name="Hyperlink">https://luteberget.github.io/junction</text:span></text:a></text:p>
        </text:list-item>
        <text:list-item>
          <text:p text:style-name="P3">Download the program</text:p>
        </text:list-item>
        <text:list-item>
          <text:p text:style-name="P4">Start the program</text:p>
        </text:list-item>
      </text:list>
      <text:p text:style-name="ListParagraph"/>
      <text:list text:style-name="LFO1" text:continue-numbering="true">
        <text:list-item>
          <text:p text:style-name="P5">Create a station with at least two tracks, on a<text:s/>single track line, and put signals and detectors where it seems necessary to use the station for crossing two trains.<text:s/></text:p>
        </text:list-item>
      </text:list>
      <text:p text:style-name="ListParagraph"/>
      <text:list text:style-name="LFO1" text:continue-numbering="true">
        <text:list-item>
          <text:p text:style-name="P6">Add a siding track with a buffer stop at the end. (Right click the arrow shape to change node type).</text:p>
        </text:list-item>
      </text:list>
      <text:p text:style-name="ListParagraph"/>
      <text:list text:style-name="LFO1" text:continue-numbering="true">
        <text:list-item>
          <text:p text:style-name="P7">Dispatch a train to go to the station and then leave</text:p>
        </text:list-item>
      </text:list>
      <text:p text:style-name="ListParagraph"/>
      <text:list text:style-name="LFO1" text:continue-numbering="true">
        <text:list-item>
          <text:p text:style-name="P8">Adjust the dispatch to create a longer or shorter stop for the train at the station.</text:p>
        </text:list-item>
      </text:list>
      <text:p text:style-name="ListParagraph"/>
      <text:list text:style-name="LFO1" text:continue-numbering="true">
        <text:list-item>
          <text:p text:style-name="P9">Define a short and a long train (Vehicle editor found in Edit menu)</text:p>
        </text:list-item>
      </text:list>
      <text:p text:style-name="ListParagraph"/>
      <text:list text:style-name="LFO1" text:continue-numbering="true">
        <text:list-item>
          <text:p text:style-name="P10">Create a Plan (Auto dispatch) for crossing two trains. The first train visits each end of the station, while the other train visits the ends in the opposite order. Add constraints that make the trains cross at the station (so they do not dispatch one after the other). How many dispatches are possible?</text:p>
        </text:list-item>
      </text:list>
      <text:p text:style-name="ListParagraph"/>
      <text:list text:style-name="LFO1" text:continue-numbering="true">
        <text:list-item>
          <text:p text:style-name="P11">Save your document, and then<text:s/>start a new document (File menu).</text:p>
        </text:list-item>
      </text:list>
      <text:p text:style-name="ListParagraph"/>
      <text:list text:style-name="LFO1" text:continue-numbering="true">
        <text:list-item>
          <text:p text:style-name="P12">Draw a new set of tracks, but no signals or detector. Create one or more plans which describe the operations you would like to have on the station. Open the Signal designer window, and see if you get any good suggestions<text:s/>for signals and detectors.</text:p>
        </text:list-item>
      </text:list>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jørnar Luteberget</meta:initial-creator>
    <dc:creator>Bjørnar Luteberget</dc:creator>
    <meta:creation-date>2019-09-26T12:35:00Z</meta:creation-date>
    <dc:date>2019-09-27T07:50:00Z</dc:date>
    <meta:template xlink:href="Normal" xlink:type="simple"/>
    <meta:editing-cycles>18</meta:editing-cycles>
    <meta:editing-duration>PT840S</meta:editing-duration>
    <meta:document-statistic meta:page-count="1" meta:paragraph-count="2" meta:word-count="190" meta:character-count="1277" meta:row-count="9" meta:non-whitespace-character-count="1089"/>
  </office:meta>
</office:document-meta>
</file>